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paragraph-rsid="00162c38"/>
    </style:style>
    <style:style style:name="P2" style:family="paragraph" style:parent-style-name="Standard">
      <style:text-properties style:font-name="Courier New" officeooo:rsid="002189cf" officeooo:paragraph-rsid="002189cf"/>
    </style:style>
    <style:style style:name="P3" style:family="paragraph" style:parent-style-name="Standard">
      <style:text-properties style:font-name="Courier New" officeooo:paragraph-rsid="00195fe1"/>
    </style:style>
    <style:style style:name="P4" style:family="paragraph" style:parent-style-name="Standard">
      <style:text-properties style:font-name="Courier New" officeooo:rsid="00195fe1" officeooo:paragraph-rsid="00195fe1"/>
    </style:style>
    <style:style style:name="P5" style:family="paragraph" style:parent-style-name="Standard">
      <style:text-properties style:font-name="Courier New" officeooo:rsid="00162c38" officeooo:paragraph-rsid="00162c38"/>
    </style:style>
    <style:style style:name="P6" style:family="paragraph" style:parent-style-name="Standard">
      <style:text-properties style:font-name="Courier New" officeooo:rsid="00162c38" officeooo:paragraph-rsid="002189cf"/>
    </style:style>
    <style:style style:name="P7" style:family="paragraph" style:parent-style-name="Standard">
      <style:text-properties style:font-name="Courier New" officeooo:rsid="00162c38" officeooo:paragraph-rsid="0023b9d4"/>
    </style:style>
    <style:style style:name="P8" style:family="paragraph" style:parent-style-name="Standard">
      <style:text-properties style:font-name="Courier New" officeooo:paragraph-rsid="0023b9d4"/>
    </style:style>
    <style:style style:name="P9" style:family="paragraph" style:parent-style-name="Standard">
      <style:text-properties fo:color="#990000" style:font-name="Courier New" fo:font-size="12pt" officeooo:rsid="001cec71" officeooo:paragraph-rsid="0023b9d4" style:font-size-asian="12pt" style:font-size-complex="12pt"/>
    </style:style>
    <style:style style:name="P10" style:family="paragraph" style:parent-style-name="Standard">
      <style:text-properties fo:color="#ff0000" style:font-name="Courier New" officeooo:rsid="00162c38" officeooo:paragraph-rsid="00162c38"/>
    </style:style>
    <style:style style:name="P11" style:family="paragraph" style:parent-style-name="Preformatted_20_Text">
      <style:text-properties fo:color="#cc0000" style:font-name="Courier New" fo:font-size="12pt" officeooo:rsid="001c7f1c" officeooo:paragraph-rsid="0023b9d4" style:font-size-asian="12pt" style:font-size-complex="12pt"/>
    </style:style>
    <style:style style:name="T1" style:family="text">
      <style:text-properties officeooo:rsid="001f9203"/>
    </style:style>
    <style:style style:name="T2" style:family="text">
      <style:text-properties officeooo:rsid="0020f766"/>
    </style:style>
    <style:style style:name="T3" style:family="text">
      <style:text-properties officeooo:rsid="002360f7"/>
    </style:style>
    <style:style style:name="T4" style:family="text">
      <style:text-properties fo:color="#999999" fo:font-size="12pt" officeooo:rsid="001cec71" style:font-size-asian="12pt" style:font-size-complex="12pt"/>
    </style:style>
    <style:style style:name="T5" style:family="text">
      <style:text-properties fo:color="#0000ff" fo:font-size="12pt" officeooo:rsid="001c7f1c" style:font-size-asian="12pt" style:font-size-complex="12pt"/>
    </style:style>
    <style:style style:name="T6" style:family="text">
      <style:text-properties fo:color="#339966" fo:font-size="12pt" officeooo:rsid="001c7f1c" style:font-size-asian="12pt" style:font-size-complex="12pt"/>
    </style:style>
    <style:style style:name="T7" style:family="text">
      <style:text-properties fo:color="#339966" fo:font-size="12pt" officeooo:rsid="0023b9d4" style:font-size-asian="12pt" style:font-size-complex="12pt"/>
    </style:style>
    <style:style style:name="T8" style:family="text">
      <style:text-properties fo:color="#990000" fo:font-size="12pt" officeooo:rsid="001cec71" style:font-size-asian="12pt" style:font-size-complex="12pt"/>
    </style:style>
    <style:style style:name="T9" style:family="text">
      <style:text-properties fo:color="#990000" fo:font-size="12pt" officeooo:rsid="001c7f1c" style:font-size-asian="12pt" style:font-size-complex="12pt"/>
    </style:style>
    <style:style style:name="T10" style:family="text">
      <style:text-properties fo:color="#990000" officeooo:rsid="001c7f1c"/>
    </style:style>
    <style:style style:name="T11" style:family="text">
      <style:text-properties fo:color="#00cc33"/>
    </style:style>
    <style:style style:name="T12" style:family="text">
      <style:text-properties fo:color="#00cc33" officeooo:rsid="002360f7"/>
    </style:style>
    <style:style style:name="T13" style:family="text">
      <style:text-properties fo:color="#00cc33" officeooo:rsid="001f9203"/>
    </style:style>
    <style:style style:name="T14" style:family="text">
      <style:text-properties fo:color="#336699" fo:font-size="12pt" officeooo:rsid="001c7f1c" style:font-size-asian="12pt" style:font-size-complex="12pt"/>
    </style:style>
    <style:style style:name="T15" style:family="text">
      <style:text-properties fo:color="#336699" officeooo:rsid="00271988"/>
    </style:style>
    <style:style style:name="T16" style:family="text">
      <style:text-properties fo:color="#000000" fo:font-size="12pt" officeooo:rsid="001c7f1c" style:font-size-asian="12pt" style:font-size-complex="12pt"/>
    </style:style>
    <style:style style:name="T17" style:family="text">
      <style:text-properties fo:color="#b2b2b2"/>
    </style:style>
    <style:style style:name="T18" style:family="text">
      <style:text-properties fo:color="#b2b2b2" officeooo:rsid="0023b9d4"/>
    </style:style>
    <style:style style:name="T19" style:family="text">
      <style:text-properties fo:color="#ff0000"/>
    </style:style>
    <style:style style:name="T20" style:family="text">
      <style:text-properties officeooo:rsid="0027198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4">PROCEDIMIENTO</text:span> <text:span text:style-name="T5">BFS</text:span> (v: <text:span text:style-name="T7">Vértice</text:span>, <text:span text:style-name="T2">lista_distancias :</text:span><text:span text:style-name="T7">Lista</text:span>)</text:p>
      <text:p text:style-name="P9"/>
      <text:p text:style-name="P8"><text:span text:style-name="T8">VAR</text:span> <text:s text:c="2"/>Q:<text:span text:style-name="T7">Cola de v</text:span><text:span text:style-name="T6">értice</text:span></text:p>
      <text:p text:style-name="P8"><text:tab/> u,w: <text:span text:style-name="T7">v</text:span><text:span text:style-name="T6">értice</text:span> </text:p>
      <text:p text:style-name="P1"/>
      <text:p text:style-name="P11">Comienzo</text:p>
      <text:p text:style-name="P1"/>
      <text:p text:style-name="P1"><text:tab/><text:span text:style-name="T11">CrearCola</text:span>(Q) </text:p>
      <text:p text:style-name="P1"><text:tab/><text:span text:style-name="T11">Marcar</text:span>(v) </text:p>
      <text:p text:style-name="P2"><text:span text:style-name="T3"><text:tab/></text:span><text:span text:style-name="T12">set</text:span><text:span text:style-name="T11">Nivel</text:span>(v, 0)</text:p>
      <text:p text:style-name="P1"><text:tab/><text:span text:style-name="T11">InsBack</text:span>(Q,v) <text:span text:style-name="T17">/*”</text:span><text:span text:style-name="T18">encolar”*/</text:span></text:p>
      <text:p text:style-name="P1"/>
      <text:p text:style-name="P3"/>
      <text:p text:style-name="P1"><text:tab/><text:span text:style-name="T14">Mientras</text:span> <text:span text:style-name="T11">No-Vacia</text:span>(Q) </text:p>
      <text:p text:style-name="P1"/>
      <text:p text:style-name="P1"><text:tab/><text:tab/>u = <text:span text:style-name="T11">primero</text:span>(Q) </text:p>
      <text:p text:style-name="P4"/>
      <text:p text:style-name="P5"><text:tab/><text:tab/><text:span text:style-name="T19">&lt;Procesar(u)&gt;</text:span></text:p>
      <text:p text:style-name="P10"/>
      <text:p text:style-name="P5"><text:tab/><text:tab/>Q = <text:span text:style-name="T11">resto</text:span>(Q)</text:p>
      <text:p text:style-name="P5"><text:tab/><text:tab/><text:span text:style-name="T14">Para cada</text:span> w adyacente a u</text:p>
      <text:p text:style-name="P5"><text:tab/><text:tab/> <text:tab/><text:span text:style-name="T14">Si</text:span> w no marcado <text:span text:style-name="T15">entonces</text:span></text:p>
      <text:p text:style-name="P5"><text:tab/><text:tab/><text:tab/><text:tab/><text:span text:style-name="T11">Marcar</text:span>(w)</text:p>
      <text:p text:style-name="P7"><text:tab/><text:tab/><text:tab/><text:tab/><text:span text:style-name="T12">setNivel</text:span><text:span text:style-name="T3">(w,</text:span><text:span text:style-name="T13">getNivel</text:span><text:span text:style-name="T1">(u) + 1)</text:span><text:tab/><text:tab/><text:tab/></text:p>
      <text:p text:style-name="P6"><text:tab/><text:tab/><text:tab/><text:tab/><text:span text:style-name="T11">agregar</text:span><text:span text:style-name="T13">ALista</text:span><text:span text:style-name="T1">(lista_distancias</text:span>,<text:span text:style-name="T1">w,</text:span><text:span text:style-name="T13">getNivel</text:span><text:span text:style-name="T1">(u) + 1)</text:span></text:p>
      <text:p text:style-name="P5"><text:tab/><text:tab/><text:tab/><text:tab/><text:span text:style-name="T11">InsBack</text:span>(Q,w)</text:p>
      <text:p text:style-name="P7"><text:tab/><text:tab/><text:span text:style-name="T14"><text:line-break/><text:tab/><text:tab/><text:tab/>Fin si<text:line-break/><text:tab/><text:tab/>Fin para</text:span><text:span text:style-name="T16"><text:line-break/><text:tab/></text:span><text:span text:style-name="T14">Fin Mientras</text:span></text:p>
      <text:p text:style-name="P7"><text:span text:style-name="T9">Fin</text:span><text:span text:style-name="T10"><text:line-break/>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8:14:28.915099040</meta:creation-date>
    <dc:date>2015-09-06T18:55:57.229000000</dc:date>
    <meta:editing-duration>PT1H56M12S</meta:editing-duration>
    <meta:editing-cycles>15</meta:editing-cycles>
    <meta:generator>LibreOffice/5.0.0.5$Windows_X86_64 LibreOffice_project/1b1a90865e348b492231e1c451437d7a15bb262b</meta:generator>
    <meta:document-statistic meta:table-count="0" meta:image-count="0" meta:object-count="0" meta:page-count="1" meta:paragraph-count="20" meta:word-count="54" meta:character-count="449" meta:non-whitespace-character-count="359"/>
  </office:meta>
</office:document-meta>
</file>